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style:use-window-font-color="true" loext:opacity="0%" style:font-name="FreeSans" fo:font-size="28pt" officeooo:rsid="00665058" officeooo:paragraph-rsid="00665058" style:font-size-asian="28pt" style:font-size-complex="28pt"/>
    </style:style>
    <style:style style:name="P2" style:family="paragraph" style:parent-style-name="Standard">
      <style:text-properties style:use-window-font-color="true" loext:opacity="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60c689" loext:opacity="100%" style:font-name="FreeSans" fo:font-size="18pt" fo:language="fr" fo:country="FR" fo:font-weight="bold" officeooo:rsid="00665058" officeooo:paragraph-rsid="00665058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33b5f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text-properties fo:color="#57acdc" loext:opacity="100%" style:font-name="FreeSans" fo:font-size="13pt" fo:language="fr" fo:country="FR" fo:font-style="normal" fo:font-weight="bold" officeooo:rsid="00665058" officeooo:paragraph-rsid="00665058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style:use-window-font-color="true" loext:opacity="0%" style:font-name="FreeSans" fo:font-size="13pt" fo:language="fr" fo:country="FR" officeooo:rsid="002eb666" officeooo:paragraph-rsid="00433b5f" style:font-size-asian="13pt" style:font-size-complex="13pt"/>
    </style:style>
    <style:style style:name="P7" style:family="paragraph" style:parent-style-name="Standard">
      <style:text-properties style:font-name="FreeSans" fo:font-size="13pt" fo:language="fr" fo:country="FR" officeooo:rsid="0064336a" officeooo:paragraph-rsid="0064336a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officeooo:rsid="00665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tes de cours</text:span></text:p>
      <text:p text:style-name="P2"/>
      <text:p text:style-name="P3">Critiques de film en binome</text:p>
      <text:p text:style-name="P4"/>
      <text:p text:style-name="P5">Padlet -&gt;</text:p>
      <text:p text:style-name="P6"/>
      <text:p text:style-name="P7"><text:span text:style-name="T2">3 mots cles par film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tyle_20_de_20_dessin_20_par_20_défaut" style:display-name="Style de dessin par défau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A4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A4" style:display-name="Titre A4" style:family="paragraph" style:parent-style-name="A4">
      <style:paragraph-properties fo:hyphenation-ladder-count="no-limit" fo:hyphenation-keep="auto" loext:hyphenation-keep-type="column"/>
      <style:text-properties fo:font-size="43.5pt" style:font-size-asian="43.5pt" fo:hyphenate="false" loext:hyphenation-no-caps="false" loext:hyphenation-no-last-word="false" loext:hyphenation-word-char-count="no-limit" loext:hyphenation-zone="no-limit"/>
    </style:style>
    <style:style style:name="En-tête_20_A4" style:display-name="En-tête A4" style:family="paragraph" style:parent-style-name="A4">
      <style:paragraph-properties fo:hyphenation-ladder-count="no-limit" fo:hyphenation-keep="auto" loext:hyphenation-keep-type="column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exte_20_A4" style:display-name="Texte A4" style:family="paragraph" style:parent-style-name="A4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A0" style:display-name="Titre A0" style:family="paragraph" style:parent-style-name="A0">
      <style:paragraph-properties fo:hyphenation-ladder-count="no-limit" fo:hyphenation-keep="auto" loext:hyphenation-keep-type="column"/>
      <style:text-properties fo:font-size="95.5pt" style:font-size-asian="95.5pt" fo:hyphenate="false" loext:hyphenation-no-caps="false" loext:hyphenation-no-last-word="false" loext:hyphenation-word-char-count="no-limit" loext:hyphenation-zone="no-limit"/>
    </style:style>
    <style:style style:name="En-tête_20_A0" style:display-name="En-tête A0" style:family="paragraph" style:parent-style-name="A0">
      <style:paragraph-properties fo:hyphenation-ladder-count="no-limit" fo:hyphenation-keep="auto" loext:hyphenation-keep-type="column"/>
      <style:text-properties fo:font-size="71.5pt" style:font-size-asian="71.5pt" fo:hyphenate="false" loext:hyphenation-no-caps="false" loext:hyphenation-no-last-word="false" loext:hyphenation-word-char-count="no-limit" loext:hyphenation-zone="no-limit"/>
    </style:style>
    <style:style style:name="Texte_20_A0" style:display-name="Texte A0" style:family="paragraph" style:parent-style-name="A0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mage" style:family="paragraph">
      <style:paragraph-properties fo:hyphenation-ladder-count="no-limit" fo:hyphenation-keep="auto" loext:hyphenation-keep-type="column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rmes" style:family="paragraph" style:parent-style-name="Image">
      <style:paragraph-properties fo:hyphenation-ladder-count="no-limit" fo:hyphenation-keep="auto" loext:hyphenation-keep-type="column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ein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ein_20_bleu" style:display-name="Plein bleu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vert" style:display-name="Plein vert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rouge" style:display-name="Plein roug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jaune" style:display-name="Plein jaun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Contour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our_20_bleu" style:display-name="Contour bleu" style:family="paragraph" style:parent-style-name="Contour">
      <style:paragraph-properties fo:hyphenation-ladder-count="no-limit" fo:hyphenation-keep="auto" loext:hyphenation-keep-type="column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Contour_20_vert" style:display-name="Contour vert" style:family="paragraph" style:parent-style-name="Contour">
      <style:paragraph-properties fo:hyphenation-ladder-count="no-limit" fo:hyphenation-keep="auto" loext:hyphenation-keep-type="column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Contour_20_rouge" style:display-name="Contour rouge" style:family="paragraph" style:parent-style-name="Contour">
      <style:paragraph-properties fo:hyphenation-ladder-count="no-limit" fo:hyphenation-keep="auto" loext:hyphenation-keep-type="column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Contour_20_jaune" style:display-name="Contour jaune" style:family="paragraph" style:parent-style-name="Contour">
      <style:paragraph-properties fo:hyphenation-ladder-count="no-limit" fo:hyphenation-keep="auto" loext:hyphenation-keep-type="column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Lignes" style:family="paragraph" style:parent-style-name="Image">
      <style:paragraph-properties fo:hyphenation-ladder-count="no-limit" fo:hyphenation-keep="auto" loext:hyphenation-keep-type="column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ne_20_fléchée" style:display-name="Ligne fléchée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gne_20_en_20_pointillés" style:display-name="Ligne en pointillés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objekte" style:display-name="Diapositive de titre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" style:display-name="Diapositive de titre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s_20_d_27_arrière-plan" style:display-name="Objets d'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Plan_20_6" style:display-name="Plan 6" style:family="paragraph" style:parent-style-name="Plan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7" style:display-name="Plan 7" style:family="paragraph" style:parent-style-name="Plan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8" style:display-name="Plan 8" style:family="paragraph" style:parent-style-name="Plan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9" style:display-name="Plan 9" style:family="paragraph" style:parent-style-name="Plan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Titel" style:display-name="Titre et contenu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objekte" style:display-name="Titre et contenu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" style:display-name="Titre et contenu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12121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121212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121212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01-15T16:49:00Z</meta:creation-date>
    <dc:date>2024-11-27T08:13:59.656476320</dc:date>
    <meta:editing-cycles>110</meta:editing-cycles>
    <meta:editing-duration>PT2H7M56S</meta:editing-duration>
    <meta:document-statistic meta:table-count="0" meta:image-count="0" meta:object-count="0" meta:page-count="1" meta:paragraph-count="4" meta:word-count="15" meta:character-count="71" meta:non-whitespace-character-count="60"/>
    <meta:template xlink:type="simple" xlink:actuate="onRequest" xlink:title="" xlink:href="../00.odt/Normal.dotm"/>
  </office:meta>
</office:document-meta>
</file>